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outline1">
      <style:graphic-properties fo:min-height="8.7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r7" style:family="presentation" style:parent-style-name="lyt-cool-outline1">
      <style:graphic-properties draw:auto-grow-height="true" fo:min-height="13.229cm"/>
    </style:style>
    <style:style style:name="pr8" style:family="presentation" style:parent-style-name="lyt-cool-outline1">
      <style:graphic-properties fo:min-height="14.16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justify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>
            <text:p text:style-name="P1"><text:span text:style-name="T1">Empresa: Dxc.technology</text:span></text:p>
          </draw:text-box>
        </draw:frame>
        <draw:frame presentation:style-name="pr2" draw:text-style-name="P2" draw:layer="layout" svg:width="23.911cm" svg:height="8.729cm" svg:x="2cm" svg:y="7.271cm" presentation:class="outline" presentation:user-transformed="true">
          <draw:text-box>
            <text:list text:style-name="L2">
              <text:list-item>
                <text:p text:style-name="P2"><text:span text:style-name="T1">Los servicios de solicitud de DXC cubren cuatro áreas: modernización y transformación de aplicaciones; Desarrollo de aplicaciones; Pruebas y seguridad digital; Gestión de aplicaciones.</text:span></text:p>
              </text:list-item>
              <text:list-item>
                <text:p text:style-name="P2"><text:span text:style-name="T1">Desarrollan aplicaciones médicas (en la sala en la que estoy): gestión de citas médicas, aplicaciones de control de hospitales, etc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4" draw:text-style-name="P1" draw:layer="layout" svg:width="23.911cm" svg:height="3.506cm" svg:x="2.058cm" svg:y="1.543cm" presentation:class="title">
          <draw:text-box>
            <text:p text:style-name="P1"><text:span text:style-name="T1">Experiencia personal</text:span></text:p>
          </draw:text-box>
        </draw:frame>
        <draw:frame presentation:style-name="pr5" draw:text-style-name="P2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text:style-name="P2"><text:span text:style-name="T1">He mejorado a la hora de detectar problemas y solucionarlos.</text:span></text:p>
              </text:list-item>
              <text:list-item>
                <text:p text:style-name="P2"><text:span text:style-name="T1">He adquirido experiencia a la hora de auto-formarme gracias a tutoriales y practicas que me han ofrecido la empresa.</text:span></text:p>
              </text:list-item>
              <text:list-item>
                <text:p text:style-name="P2"><text:span text:style-name="T1">Madurez a la hora de relacionarme en un ambito empresarial.</text:span></text:p>
              </text:list-item>
              <text:list-item>
                <text:p text:style-name="P2"><text:span text:style-name="T1">Aprender lenguajes y técnicas nuevas a la hora de desarrollarme como programador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text-style-name="P1" draw:layer="layout" svg:width="23.911cm" svg:height="3.506cm" svg:x="2.058cm" svg:y="1.543cm" presentation:class="title">
          <draw:text-box>
            <text:p text:style-name="P1"><text:span text:style-name="T1">Proyectos en los que he participado</text:span></text:p>
          </draw:text-box>
        </draw:frame>
        <draw:frame presentation:style-name="pr5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2"><text:span text:style-name="T1">Páginas en JavaScript y TypeScript para aprender a desenvolverme con estos lenguajes.</text:span></text:p>
              </text:list-item>
              <text:list-item>
                <text:p text:style-name="P2"><text:span text:style-name="T1">Tour de Heroes, aplicación didáctica para aprender a manejarme en Angular.</text:span></text:p>
              </text:list-item>
              <text:list-item>
                <text:p text:style-name="P2"><text:span text:style-name="T1">Manejo de SourceTree con repositorios ficticios para aprender a soltarme con GitHub.</text:span></text:p>
              </text:list-item>
              <text:list-item>
                <text:p text:style-name="P2"><text:span text:style-name="T1">Aplicación real (PatientAide) en la que me e dedicado a reparar errores, depurar el código y refactorizar. También a implementar clases y usar sus funcionalidades en Angular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3">
        <draw:frame presentation:style-name="pr1" draw:text-style-name="P1" draw:layer="layout" svg:width="23.911cm" svg:height="3.506cm" svg:x="2.058cm" svg:y="1.543cm" presentation:class="title">
          <draw:text-box>
            <text:p text:style-name="P1"><text:span text:style-name="T1">Herramientas y Técnologias usadas</text:span></text:p>
          </draw:text-box>
        </draw:frame>
        <draw:frame presentation:style-name="pr7" draw:text-style-name="P1" draw:layer="layout" svg:width="8.668cm" svg:height="13.229cm" svg:x="1.832cm" svg:y="5.771cm" presentation:class="outline" presentation:user-transformed="true">
          <draw:text-box>
            <text:list text:style-name="L2">
              <text:list-item>
                <text:p text:style-name="P1">Nodejs.</text:p>
              </text:list-item>
              <text:list-item>
                <text:p text:style-name="P1">JavaScript.</text:p>
              </text:list-item>
              <text:list-item>
                <text:p text:style-name="P1">TypeScript.</text:p>
              </text:list-item>
              <text:list-item>
                <text:p text:style-name="P1">Angular 5.</text:p>
              </text:list-item>
              <text:list-item>
                <text:p text:style-name="P1">Ionic.</text:p>
              </text:list-item>
              <text:list-item>
                <text:p text:style-name="P1">Cordova.</text:p>
              </text:list-item>
              <text:list-item>
                <text:p text:style-name="P1">SourceTree</text:p>
              </text:list-item>
            </text:list>
          </draw:text-box>
        </draw:frame>
        <draw:frame presentation:style-name="pr8" draw:text-style-name="P2" draw:layer="layout" svg:width="14.69cm" svg:height="14.162cm" svg:x="12.81cm" svg:y="5.838cm" presentation:class="outline" presentation:user-transformed="true">
          <draw:text-box>
            <text:list text:style-name="L2">
              <text:list-item>
                <text:p text:style-name="P2">Documentación sobre la aplicación.</text:p>
              </text:list-item>
              <text:list-item>
                <text:p text:style-name="P2">Tutoriales e información sobre las herramientas que he necesitado usar.</text:p>
              </text:list-item>
              <text:list-item>
                <text:p text:style-name="P2">Hacemos todos los días Daily Scrum, una puesta a punto sobre lo que hicimos el día anterior, dudas que nos han surguido y lo que seguiremos haciendo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>
            <text:p text:style-name="P1"><text:span text:style-name="T1">Valoración Personal y Observaciones</text:span></text:p>
          </draw:text-box>
        </draw:frame>
        <draw:frame presentation:style-name="pr5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2"><text:span text:style-name="T1">Me ha parecido una gran experiencia que ha servido no solo para ganar conocimientos sino que también para ganar experiencia laboral en un ambiente de trabajo real .</text:span></text:p>
              </text:list-item>
              <text:list-item>
                <text:p text:style-name="P2"><text:span text:style-name="T1">He aprendido a adaptarme a un grupo de personas desconocidos, que se volvieron mis compañeros de trabajo, y trabajar con ellos y recibir ayuda, formación y orientación sobre lo que tenía que realizar.</text:span></text:p>
              </text:list-item>
              <text:list-item>
                <text:p text:style-name="P2"><text:span text:style-name="T1">He aprendido un poco a auto-formarme y expandir mis conocimientos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7M43S</meta:editing-duration>
    <meta:editing-cycles>5</meta:editing-cycles>
    <meta:generator>OpenOffice/4.1.4$Win32 OpenOffice.org_project/414m5$Build-9788</meta:generator>
    <dc:date>2018-05-18T19:43:53.51</dc:date>
    <meta:document-statistic meta:object-count="50"/>
  </office:meta>
</office:document-meta>
</file>